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8.1516in" svg:y="2.698in">
            <draw:object draw:notify-on-update-of-ranges="Sheet1.H21:Sheet1.H23 Sheet1.I21:Sheet1.I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formula="of:=260/1980" office:value-type="float" office:value="0.131313131313131" calcext:value-type="float">
            <text:p>0.13131313131313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Checking map with an area from (-12, -45) to (23, 9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9600 checks</text:p>
          </table:table-cell>
          <table:table-cell office:value-type="string" calcext:value-type="string">
            <text:p>1980x20</text:p>
          </table:table-cell>
          <table:table-cell office:value-type="string" calcext:value-type="string">
            <text:p>(-12, -45) to (23, 9)</text:p>
          </table:table-cell>
          <table:table-cell table:number-columns-repeated="3"/>
          <table:table-cell office:value-type="string" calcext:value-type="string">
            <text:p>This many checks in total: 396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Tilemap check: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ook 907 u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Collision array check: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ook 37 u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Hash map check: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ook 215 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x100 map memory used in byt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lArray</text:p>
          </table:table-cell>
          <table:table-cell table:formula="of:=100*100" office:value-type="float" office:value="10000" calcext:value-type="float">
            <text:p>10000</text:p>
          </table:table-cell>
          <table:table-cell office:value-type="string" calcext:value-type="string">
            <text:p>Any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shSet 20%</text:p>
          </table:table-cell>
          <table:table-cell office:value-type="float" office:value="55328" calcext:value-type="float">
            <text:p>55328</text:p>
          </table:table-cell>
          <table:table-cell table:style-name="ce1" office:value-type="percentage" office:value="0.2" calcext:value-type="percentage">
            <text:p>20.00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shSet 10%</text:p>
          </table:table-cell>
          <table:table-cell office:value-type="float" office:value="26780" calcext:value-type="float">
            <text:p>26780</text:p>
          </table:table-cell>
          <table:table-cell table:style-name="ce1" office:value-type="percentage" office:value="0.1" calcext:value-type="percentage">
            <text:p>10.00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shSet 5%</text:p>
          </table:table-cell>
          <table:table-cell office:value-type="float" office:value="13856" calcext:value-type="float">
            <text:p>13856</text:p>
          </table:table-cell>
          <table:table-cell table:style-name="ce1" office:value-type="percentage" office:value="0.05" calcext:value-type="percentage">
            <text:p>5.00%</text:p>
          </table:table-cell>
          <table:table-cell table:number-columns-repeated="3"/>
          <table:table-cell office:value-type="string" calcext:value-type="string">
            <text:p>get_cell_atlas_coords()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/>
          <table:table-cell office:value-type="string" calcext:value-type="string">
            <text:p>HashSet 3%</text:p>
          </table:table-cell>
          <table:table-cell office:value-type="float" office:value="6944" calcext:value-type="float">
            <text:p>6944</text:p>
          </table:table-cell>
          <table:table-cell table:style-name="ce1" office:value-type="percentage" office:value="0.03" calcext:value-type="percentage">
            <text:p>3.00%</text:p>
          </table:table-cell>
          <table:table-cell table:number-columns-repeated="3"/>
          <table:table-cell office:value-type="string" calcext:value-type="string">
            <text:p>HashSet&lt;(i32, i32)&gt;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string" calcext:value-type="string">
            <text:p>HashSet 1%</text:p>
          </table:table-cell>
          <table:table-cell office:value-type="float" office:value="1760" calcext:value-type="float">
            <text:p>1760</text:p>
          </table:table-cell>
          <table:table-cell table:style-name="ce1" office:value-type="percentage" office:value="0.01" calcext:value-type="percentage">
            <text:p>1.00%</text:p>
          </table:table-cell>
          <table:table-cell table:number-columns-repeated="3"/>
          <table:table-cell office:value-type="string" calcext:value-type="string">
            <text:p>ColArray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 style:data-style-name="N2" text:time-value="02:08:38.4172432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00:49:17.406606465</meta:creation-date>
    <dc:date>2025-09-10T02:08:58.701719722</dc:date>
    <meta:editing-duration>PT29M29S</meta:editing-duration>
    <meta:editing-cycles>7</meta:editing-cycles>
    <meta:generator>LibreOffice/24.2.7.2$Linux_X86_64 LibreOffice_project/420$Build-2</meta:generator>
    <meta:document-statistic meta:table-count="1" meta:cell-count="3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plot-area chart:style-name="ch2" table:cell-range-address="Sheet1.H21:Sheet1.I23" chart:data-source-has-labels="column" svg:x="1.33cm" svg:y="0.18cm" svg:width="14.349cm" svg:height="8.645cm">
          <chart:coordinate-region svg:x="2.322cm" svg:y="0.379cm" svg:width="13.357cm" svg:height="7.799cm"/>
          <chart:axis chart:dimension="x" chart:name="primary-x" chart:style-name="ch3" chartooo:axis-type="auto">
            <chartooo:date-scale/>
            <chart:categories table:cell-range-address="Sheet1.H21:Sheet1.H23"/>
          </chart:axis>
          <chart:axis chart:dimension="y" chart:name="primary-y" chart:style-name="ch4">
            <chart:title svg:x="0.451cm" svg:y="5.207cm" chart:style-name="ch5">
              <text:p>Time [µs]</text:p>
            </chart:title>
            <chart:grid chart:style-name="ch6" chart:class="major"/>
          </chart:axis>
          <chart:series chart:style-name="ch7" chart:values-cell-range-address="Sheet1.I21:Sheet1.I2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get_cell_atlas_coords()</text:p>
                <draw:g>
                  <svg:desc>Sheet1.H21:Sheet1.H23</svg:desc>
                </draw:g>
              </table:table-cell>
              <table:table-cell office:value-type="float" office:value="907">
                <text:p>907</text:p>
                <draw:g>
                  <svg:desc>Sheet1.I21:Sheet1.I23</svg:desc>
                </draw:g>
              </table:table-cell>
            </table:table-row>
            <table:table-row>
              <table:table-cell office:value-type="string">
                <text:p>HashSet&lt;(i32, i32)&gt;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lArray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